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51cm" svg:stroke-color="#000000" draw:fill="solid" draw:fill-color="#dd4814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102cm" svg:stroke-color="#000000" draw:marker-end="Arrow" draw:marker-end-width="0.306cm" draw:fill="none" draw:fill-color="#dd4814" draw:textarea-vertical-align="middle" fo:padding-top="0.176cm" fo:padding-bottom="0.176cm" fo:padding-left="0.301cm" fo:padding-right="0.301cm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xml:id="id1" draw:id="id1" draw:layer="layout" svg:width="1.27cm" svg:height="1.27cm" svg:x="12.692cm" svg:y="2.502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1.27cm" svg:height="1.27cm" svg:x="8.89cm" svg:y="5.188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1.27cm" svg:height="1.27cm" svg:x="16.54cm" svg:y="5.188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1.27cm" svg:height="1.27cm" svg:x="6.956cm" svg:y="7.682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1.27cm" svg:height="1.27cm" svg:x="10.83cm" svg:y="7.682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1.27cm" svg:height="1.27cm" svg:x="14.578cm" svg:y="7.682cm">
          <text:p text:style-name="P1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1.27cm" svg:height="1.27cm" svg:x="18.406cm" svg:y="7.682cm">
          <text:p text:style-name="P1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1.27cm" svg:height="1.27cm" svg:x="5.97cm" svg:y="10.192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1.27cm" svg:height="1.27cm" svg:x="17.518cm" svg:y="10.238cm">
          <text:p text:style-name="P1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3.327cm" svg:y1="3.772cm" svg:x2="9.525cm" svg:y2="5.188cm" draw:start-shape="id1" draw:start-glue-point="8" draw:end-shape="id2" draw:end-glue-point="4" svg:d="M13327 3772l-3802 1416" svg:viewBox="0 0 3803 1417">
          <text:p/>
        </draw:connector>
        <draw:connector draw:style-name="gr2" draw:text-style-name="P1" draw:layer="layout" draw:type="line" svg:x1="9.525cm" svg:y1="6.458cm" svg:x2="7.591cm" svg:y2="7.682cm" draw:start-shape="id2" draw:start-glue-point="8" draw:end-shape="id3" draw:end-glue-point="4" svg:d="M9525 6458l-1934 1224" svg:viewBox="0 0 1935 1225">
          <text:p/>
        </draw:connector>
        <draw:connector draw:style-name="gr2" draw:text-style-name="P1" draw:layer="layout" draw:type="line" svg:x1="7.591cm" svg:y1="8.952cm" svg:x2="6.605cm" svg:y2="10.192cm" draw:start-shape="id3" draw:start-glue-point="8" draw:end-shape="id4" draw:end-glue-point="4" svg:d="M7591 8952l-986 1240" svg:viewBox="0 0 987 1241">
          <text:p/>
        </draw:connector>
        <draw:connector draw:style-name="gr2" draw:text-style-name="P1" draw:layer="layout" draw:type="line" svg:x1="9.525cm" svg:y1="6.458cm" svg:x2="11.465cm" svg:y2="7.682cm" draw:start-shape="id2" draw:start-glue-point="8" draw:end-shape="id5" draw:end-glue-point="4" svg:d="M9525 6458l1940 1224" svg:viewBox="0 0 1941 1225">
          <text:p/>
        </draw:connector>
        <draw:connector draw:style-name="gr2" draw:text-style-name="P1" draw:layer="layout" draw:type="line" svg:x1="13.327cm" svg:y1="3.772cm" svg:x2="17.175cm" svg:y2="5.188cm" draw:start-shape="id1" draw:start-glue-point="8" draw:end-shape="id6" draw:end-glue-point="4" svg:d="M13327 3772l3848 1416" svg:viewBox="0 0 3849 1417">
          <text:p/>
        </draw:connector>
        <draw:connector draw:style-name="gr2" draw:text-style-name="P1" draw:layer="layout" draw:type="line" svg:x1="17.175cm" svg:y1="6.458cm" svg:x2="15.213cm" svg:y2="7.682cm" draw:start-shape="id6" draw:start-glue-point="8" draw:end-shape="id7" draw:end-glue-point="4" svg:d="M17175 6458l-1962 1224" svg:viewBox="0 0 1963 1225">
          <text:p/>
        </draw:connector>
        <draw:connector draw:style-name="gr2" draw:text-style-name="P1" draw:layer="layout" draw:type="line" svg:x1="17.175cm" svg:y1="6.458cm" svg:x2="19.041cm" svg:y2="7.682cm" draw:start-shape="id6" draw:start-glue-point="8" draw:end-shape="id8" draw:end-glue-point="4" svg:d="M17175 6458l1866 1224" svg:viewBox="0 0 1867 1225">
          <text:p/>
        </draw:connector>
        <draw:connector draw:style-name="gr2" draw:text-style-name="P1" draw:layer="layout" draw:type="line" svg:x1="19.041cm" svg:y1="8.952cm" svg:x2="18.153cm" svg:y2="10.238cm" draw:start-shape="id8" draw:start-glue-point="8" draw:end-shape="id9" draw:end-glue-point="4" svg:d="M19041 8952l-888 1286" svg:viewBox="0 0 889 1287">
          <text:p/>
        </draw:connector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effen Exler</meta:initial-creator>
    <meta:creation-date>2017-02-01T16:39:08.238938537</meta:creation-date>
    <dc:date>2017-02-01T17:11:07.621073665</dc:date>
    <dc:creator>Steffen Exler</dc:creator>
    <meta:editing-duration>PT5M39S</meta:editing-duration>
    <meta:editing-cycles>2</meta:editing-cycles>
    <meta:generator>LibreOffice/4.2.8.2$Linux_X86_64 LibreOffice_project/420m0$Build-2</meta:generator>
    <meta:document-statistic meta:object-count="40"/>
  </office:meta>
</office:document-meta>
</file>